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6cc00" fo:min-height="10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cc00"/>
      <style:paragraph-properties fo:text-align="center" style:writing-mode="lr-tb"/>
      <style:text-properties fo:font-size="18pt" fo:font-weight="bold" style:font-weight-asian="bold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3</text:span></text:p>
          </draw:text-box>
        </draw:frame>
      </draw:page>
      <draw:page draw:name="page2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APPENDI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2.0.4$Windows_X86_64 LibreOffice_project/9a9c6381e3f7a62afc1329bd359cc48accb6435b</meta:generator>
    <meta:editing-duration>P1DT40M50S</meta:editing-duration>
    <meta:editing-cycles>54</meta:editing-cycles>
    <dc:date>2023-11-06T10:19:12.036000000</dc:date>
    <meta:print-date>2019-06-12T15:58:42.45</meta:print-date>
    <meta:document-statistic meta:object-count="2"/>
  </office:meta>
</office:document-meta>
</file>